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3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2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ode-node (single)</text:p>
          </table:table-cell>
          <table:table-cell table:style-name="ce1" office:value-type="string" calcext:value-type="string">
            <text:p>node-node (all)</text:p>
          </table:table-cell>
          <table:table-cell table:style-name="ce1" office:value-type="string" calcext:value-type="string">
            <text:p>node-all (single)</text:p>
          </table:table-cell>
          <table:table-cell table:style-name="ce1" office:value-type="string" calcext:value-type="string">
            <text:p>node-all (all)</text:p>
          </table:table-cell>
          <table:table-cell table:style-name="ce1" office:value-type="string" calcext:value-type="string">
            <text:p>all-all (single)</text:p>
          </table:table-cell>
          <table:table-cell table:style-name="ce1" office:value-type="string" calcext:value-type="string">
            <text:p>all-all (all)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ycle-05-uu-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5-uu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5-uu-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8-uu-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u-0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u-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u-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-00-uu-0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u-0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uu-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08-uu-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08-uu-0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mboid-07-uu-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07-uu-0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uu-0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uu-0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romboid-09-uu-0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u-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0-uu-0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00-uu-0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0-uu-0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H25])" office:value-type="float" office:value="48" calcext:value-type="float">
            <text:p/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6:16:43.563667442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4T16:19:38.533084995</dc:date>
    <dc:creator>Lluís </dc:creator>
    <meta:editing-duration>PT1H30M58S</meta:editing-duration>
    <meta:editing-cycles>24</meta:editing-cycles>
    <meta:generator>LibreOffice/4.2.3.3$Linux_x86 LibreOffice_project/420m0$Build-3</meta:generator>
    <meta:document-statistic meta:table-count="1" meta:cell-count="78" meta:object-count="0"/>
  </office:meta>
</office:document-meta>
</file>